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paragraph-rsid="001f619a" style:font-weight-asian="bold"/>
    </style:style>
    <style:style style:name="P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1f619a" officeooo:paragraph-rsid="001f619a" style:font-weight-asian="bold"/>
    </style:style>
    <style:style style:name="P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1f619a" officeooo:paragraph-rsid="00211a94" style:font-weight-asian="bold"/>
    </style:style>
    <style:style style:name="P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e861c"/>
    </style:style>
    <style:style style:name="P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1f619a"/>
    </style:style>
    <style:style style:name="P9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3fdf1"/>
    </style:style>
    <style:style style:name="P10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7ab0b"/>
    </style:style>
    <style:style style:name="P11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size="12pt" officeooo:paragraph-rsid="001f619a" style:font-size-asian="12pt" style:font-size-complex="12pt"/>
    </style:style>
    <style:style style:name="P12" style:family="paragraph" style:parent-style-name="Heading_20_1">
      <loext:graphic-properties draw:fill="solid" draw:fill-color="#cccccc" draw:opacity="100%"/>
      <style:paragraph-properties fo:margin-left="0cm" fo:margin-right="0.25cm" fo:margin-top="0.212cm" fo:margin-bottom="0.212cm" loext:contextual-spacing="false" fo:text-align="center" style:justify-single-word="false" fo:text-indent="0cm" style:auto-text-indent="false" fo:background-color="#cccccc" fo:padding-left="0.141cm" fo:padding-right="0.141cm" fo:padding-top="0.035cm" fo:padding-bottom="0.035cm" fo:border="0.51pt solid #000000"/>
      <style:text-properties fo:font-size="14pt" style:font-size-asian="14pt"/>
    </style:style>
    <style:style style:name="P13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officeooo:rsid="001f619a" officeooo:paragraph-rsid="00211a94" style:font-weight-asian="bold"/>
    </style:style>
    <style:style style:name="P14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fo:font-weight="bold" style:font-weight-asian="bold"/>
    </style:style>
    <style:style style:name="P15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847be"/>
    </style:style>
    <style:style style:name="P16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7ab0b"/>
    </style:style>
    <style:style style:name="P17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90057"/>
    </style:style>
    <style:style style:name="P18" style:family="paragraph" style:parent-style-name="Standard">
      <style:paragraph-properties>
        <style:tab-stops>
          <style:tab-stop style:position="17.503cm" style:type="right" style:leader-style="dotted" style:leader-text="."/>
        </style:tab-stops>
      </style:paragraph-properties>
      <style:text-properties officeooo:paragraph-rsid="002a5c85"/>
    </style:style>
    <style:style style:name="P19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6.502cm" style:type="right" style:leader-style="dotted" style:leader-text="."/>
          <style:tab-stop style:position="9.001cm" style:type="right"/>
          <style:tab-stop style:position="17.002cm" style:type="right" style:leader-style="dotted" style:leader-text="."/>
        </style:tab-stops>
      </style:paragraph-properties>
      <style:text-properties officeooo:paragraph-rsid="001e861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e861c" style:font-weight-asian="bold"/>
    </style:style>
    <style:style style:name="T4" style:family="text">
      <style:text-properties fo:font-weight="bold" officeooo:rsid="001f619a" style:font-weight-asian="bold"/>
    </style:style>
    <style:style style:name="T5" style:family="text">
      <style:text-properties fo:font-weight="bold" officeooo:rsid="001e861c"/>
    </style:style>
    <style:style style:name="T6" style:family="text">
      <style:text-properties officeooo:rsid="001e861c"/>
    </style:style>
    <style:style style:name="T7" style:family="text">
      <style:text-properties officeooo:rsid="001f619a"/>
    </style:style>
    <style:style style:name="T8" style:family="text">
      <style:text-properties officeooo:rsid="002847be"/>
    </style:style>
    <style:style style:name="T9" style:family="text">
      <style:text-properties officeooo:rsid="00290057"/>
    </style:style>
    <style:style style:name="T10" style:family="text">
      <style:text-properties officeooo:rsid="002a5c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Nom  : <text:span text:style-name="T1">CADIOU</text:span> <text:span text:style-name="T1">T</text:span><text:span text:style-name="T5">ugdual</text:span> <text:s text:c="11"/><text:tab/> Entreprise : <text:s/><text:span text:style-name="T1">RTE (Réseau de transport Electricité)</text:span></text:p>
      <text:p text:style-name="P12">Suivi des visites du tuteur pédagogique</text:p>
      <text:p text:style-name="Standard"><text:span text:style-name="T2"><text:line-break/>Date de la visite</text:span> : <text:s/><text:span text:style-name="T8">2</text:span>/ 0<text:span text:style-name="T8">7</text:span> / 201<text:span text:style-name="T6">9</text:span></text:p>
      <text:p text:style-name="P2"/>
      <text:p text:style-name="P7"><text:span text:style-name="T2">Personnes rencontrées (fonction) : </text:span><text:span text:style-name="T3">M. Aurélien </text:span><text:span text:style-name="T2">DANIEL</text:span></text:p>
      <text:p text:style-name="Standard"/>
      <text:p text:style-name="P3"/>
      <text:p text:style-name="P8"><text:span text:style-name="T4">1. </text:span><text:span text:style-name="T2">Point sur l’intégration du salarié dans l’entreprise </text:span></text:p>
      <text:p text:style-name="P8"><text:span text:style-name="T4">(Très Bien – Bien – Assez Bien – Passable - Insuffisant)</text:span><text:span text:style-name="T2"> </text:span></text:p>
      <text:p text:style-name="P5"><text:span text:style-name="T10">Très </text:span>Bien</text:p>
      <text:p text:style-name="P3"/>
      <text:p text:style-name="P4">2. Investissement dans le projet dans l’entreprise</text:p>
      <text:p text:style-name="P5">Bien</text:p>
      <text:p text:style-name="P4"/>
      <text:p text:style-name="P4">3. Adéquation entre le projet proposé et la formation</text:p>
      <text:p text:style-name="P4"/>
      <text:p text:style-name="P5">Bien</text:p>
      <text:p text:style-name="P4"/>
      <text:p text:style-name="P14">Point sur les activités du salarié dans l’entreprise :</text:p>
      <text:p text:style-name="P6"/>
      <text:p text:style-name="P10">Le travail consiste à proposer une interface pour mettre en corrélation les éléments d'une base de données et le schéma d'une zone électrique. </text:p>
      <text:p text:style-name="P10"/>
      <text:p text:style-name="P15"><text:span text:style-name="T8">Après avoir présenté une pré-étude à un ensemble d’expert. Tugdual <text:s/>a poursuivi son travail par un approfondissement des besoins et l’adaptation de plugin aux besoins des utilisateurs.</text:span></text:p>
      <text:p text:style-name="P15"/>
      <text:p text:style-name="P15"><text:span text:style-name="T8"><text:s text:c="2"/></text:span><text:tab/></text:p>
      <text:p text:style-name="P6"><text:tab/></text:p>
      <text:p text:style-name="P6"><text:tab/></text:p>
      <text:p text:style-name="P14"/>
      <text:p text:style-name="P6"><text:span text:style-name="T2">Conseils à l’</text:span><text:span text:style-name="T4">alternant</text:span><text:span text:style-name="T2"> pour lui permettre de <text:s/>progresser</text:span> <text:span text:style-name="T7">(En formation ou en entreprise) </text:span><text:span text:style-name="T2">: </text:span><text:tab/></text:p>
      <text:p text:style-name="P9"/>
      <text:p text:style-name="P18">- B<text:span text:style-name="T9">ien impliqué dans le projet ;</text:span></text:p>
      <text:p text:style-name="P17">- <text:span text:style-name="T9">A su faire</text:span> les efforts notamment dans le domaine de la méthode ;</text:p>
      <text:p text:style-name="P10">- <text:span text:style-name="T9">Continuez ainsi pour faire évoluer le produit final.</text:span></text:p>
      <text:p text:style-name="P10"/>
      <text:p text:style-name="P10"/>
      <text:p text:style-name="P6"><text:tab/></text:p>
      <text:p text:style-name="P8"><text:tab/></text:p>
      <text:p text:style-name="P8"><text:tab/></text:p>
      <text:p text:style-name="P8"><text:tab/></text:p>
      <text:p text:style-name="P8"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fo:font-style="italic" fo:font-weight="bold" style:letter-kerning="true" style:font-name-asian="Arial Unicode MS1" style:font-family-asian="'Arial Unicode MS'" style:font-family-generic-asian="swiss" style:font-pitch-asian="variable" style:font-size-asian="14pt" style:font-style-asian="italic" style:font-weight-asian="bold" style:font-name-complex="Tahoma1" style:font-family-complex="Tahoma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TableauLigne" style:family="paragraph" style:parent-style-name="Standard">
      <style:paragraph-properties fo:margin-top="0.035cm" fo:margin-bottom="0cm" loext:contextual-spacing="false" fo:text-align="center" style:justify-single-word="false" fo:orphans="0" fo:widows="0"/>
      <style:text-properties style:letter-kerning="tru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826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  : Elios VALERA-LOPEZ</dc:title>
    <meta:initial-creator>Viard-Gaudin</meta:initial-creator>
    <meta:creation-date>2010-01-28T10:24:00</meta:creation-date>
    <dc:date>2019-07-02T17:21:05.595284160</dc:date>
    <meta:editing-cycles>19</meta:editing-cycles>
    <meta:editing-duration>PT1H9M15S</meta:editing-duration>
    <meta:generator>LibreOffice/6.2.4.2$MacOSX_X86_64 LibreOffice_project/2412653d852ce75f65fbfa83fb7e7b669a126d64</meta:generator>
    <dc:creator>Philippe MERCIER</dc:creator>
    <meta:document-statistic meta:table-count="0" meta:image-count="0" meta:object-count="0" meta:page-count="1" meta:paragraph-count="26" meta:word-count="172" meta:character-count="1080" meta:non-whitespace-character-count="889"/>
  </office:meta>
</office:document-meta>
</file>